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812" officeooo:paragraph-rsid="000d1812"/>
    </style:style>
    <style:style style:name="P2" style:family="paragraph" style:parent-style-name="Standard">
      <style:text-properties officeooo:rsid="000e4620" officeooo:paragraph-rsid="00151322"/>
    </style:style>
    <style:style style:name="P3" style:family="paragraph" style:parent-style-name="Standard">
      <style:text-properties fo:font-weight="bold" officeooo:rsid="0012ea95" officeooo:paragraph-rsid="0012ea95" style:font-weight-asian="bold" style:font-weight-complex="bold"/>
    </style:style>
    <style:style style:name="P4" style:family="paragraph" style:parent-style-name="Standard">
      <style:text-properties fo:font-weight="bold" officeooo:rsid="0017b4cb" officeooo:paragraph-rsid="0017b4cb" style:font-weight-asian="bold" style:font-weight-complex="bold"/>
    </style:style>
    <style:style style:name="P5" style:family="paragraph" style:parent-style-name="Standard">
      <style:text-properties fo:font-weight="bold" officeooo:rsid="000d1812" officeooo:paragraph-rsid="000ce8e6" style:font-weight-asian="bold" style:font-weight-complex="bold"/>
    </style:style>
    <style:style style:name="P6" style:family="paragraph" style:parent-style-name="Standard">
      <style:text-properties fo:font-weight="bold" officeooo:rsid="000e4620" officeooo:paragraph-rsid="000e4620" style:font-weight-asian="bold" style:font-weight-complex="bold"/>
    </style:style>
    <style:style style:name="P7" style:family="paragraph" style:parent-style-name="Standard">
      <style:text-properties fo:font-weight="normal" officeooo:rsid="0022734b" officeooo:paragraph-rsid="0022734b" style:font-weight-asian="normal" style:font-weight-complex="normal"/>
    </style:style>
    <style:style style:name="P8" style:family="paragraph" style:parent-style-name="Standard">
      <style:text-properties fo:font-weight="normal" officeooo:rsid="0024b927" officeooo:paragraph-rsid="002a4500" style:font-weight-asian="normal" style:font-weight-complex="normal"/>
    </style:style>
    <style:style style:name="P9" style:family="paragraph" style:parent-style-name="Standard">
      <style:text-properties fo:font-weight="normal" officeooo:rsid="0024b927" officeooo:paragraph-rsid="0031a71c" style:font-weight-asian="normal" style:font-weight-complex="normal"/>
    </style:style>
    <style:style style:name="P10" style:family="paragraph" style:parent-style-name="Standard">
      <style:text-properties fo:font-weight="normal" officeooo:rsid="0024b927" officeooo:paragraph-rsid="003793c0" style:font-weight-asian="normal" style:font-weight-complex="normal"/>
    </style:style>
    <style:style style:name="P11" style:family="paragraph" style:parent-style-name="Standard">
      <style:text-properties fo:font-weight="normal" officeooo:rsid="0024b927" officeooo:paragraph-rsid="003ac2d4" style:font-weight-asian="normal" style:font-weight-complex="normal"/>
    </style:style>
    <style:style style:name="P12" style:family="paragraph" style:parent-style-name="Standard">
      <style:text-properties officeooo:rsid="0012ea95" officeooo:paragraph-rsid="0012ea95"/>
    </style:style>
    <style:style style:name="P13" style:family="paragraph" style:parent-style-name="Standard">
      <style:text-properties officeooo:rsid="000f9f91" officeooo:paragraph-rsid="00151322"/>
    </style:style>
    <style:style style:name="P14" style:family="paragraph" style:parent-style-name="Standard">
      <style:text-properties officeooo:rsid="003c9fee" officeooo:paragraph-rsid="003c9fee"/>
    </style:style>
    <style:style style:name="P15" style:family="paragraph" style:parent-style-name="Standard">
      <style:text-properties fo:font-weight="normal" officeooo:rsid="003834b5" officeooo:paragraph-rsid="003ac2d4" style:font-weight-asian="normal" style:font-weight-complex="normal"/>
    </style:style>
    <style:style style:name="P16" style:family="paragraph" style:parent-style-name="Standard">
      <style:text-properties fo:font-weight="normal" officeooo:rsid="003c9fee" officeooo:paragraph-rsid="003ac2d4" style:font-weight-asian="normal" style:font-weight-complex="normal"/>
    </style:style>
    <style:style style:name="P17" style:family="paragraph" style:parent-style-name="Standard">
      <style:text-properties fo:font-weight="normal" officeooo:rsid="0024b927" officeooo:paragraph-rsid="0046de53" style:font-weight-asian="normal" style:font-weight-complex="normal"/>
    </style:style>
    <style:style style:name="P18" style:family="paragraph" style:parent-style-name="Standard">
      <style:text-properties fo:font-weight="normal" officeooo:rsid="0024b927" officeooo:paragraph-rsid="00302753" style:font-weight-asian="normal" style:font-weight-complex="normal"/>
    </style:style>
    <style:style style:name="P19" style:family="paragraph" style:parent-style-name="Standard">
      <style:text-properties fo:font-weight="normal" officeooo:rsid="0043b2d1" officeooo:paragraph-rsid="003ac2d4" style:font-weight-asian="normal" style:font-weight-complex="normal"/>
    </style:style>
    <style:style style:name="P20" style:family="paragraph" style:parent-style-name="Standard">
      <style:text-properties officeooo:rsid="000f9f91" officeooo:paragraph-rsid="00151322"/>
    </style:style>
    <style:style style:name="P21" style:family="paragraph" style:parent-style-name="Standard">
      <style:text-properties officeooo:rsid="00412363" officeooo:paragraph-rsid="00412363"/>
    </style:style>
    <style:style style:name="P22" style:family="paragraph" style:parent-style-name="Standard">
      <style:text-properties officeooo:rsid="00151322" officeooo:paragraph-rsid="00428775"/>
    </style:style>
    <style:style style:name="T1" style:family="text">
      <style:text-properties officeooo:rsid="000f9f91"/>
    </style:style>
    <style:style style:name="T2" style:family="text">
      <style:text-properties officeooo:rsid="0014c7af"/>
    </style:style>
    <style:style style:name="T3" style:family="text">
      <style:text-properties fo:font-style="italic" officeooo:rsid="002a4500" style:font-style-asian="italic" style:font-style-complex="italic"/>
    </style:style>
    <style:style style:name="T4" style:family="text">
      <style:text-properties fo:font-style="italic" officeooo:rsid="00302753" style:font-style-asian="italic" style:font-style-complex="italic"/>
    </style:style>
    <style:style style:name="T5" style:family="text">
      <style:text-properties fo:font-style="italic" officeooo:rsid="003ac2d4" style:font-style-asian="italic" style:font-style-complex="italic"/>
    </style:style>
    <style:style style:name="T6" style:family="text">
      <style:text-properties fo:font-style="italic" officeooo:rsid="004b658a" style:font-style-asian="italic" style:font-style-complex="italic"/>
    </style:style>
    <style:style style:name="T7" style:family="text">
      <style:text-properties fo:font-style="normal" officeooo:rsid="0024b927" style:font-style-asian="normal" style:font-style-complex="normal"/>
    </style:style>
    <style:style style:name="T8" style:family="text">
      <style:text-properties fo:font-style="normal" officeooo:rsid="0022fb01" style:font-style-asian="normal" style:font-style-complex="normal"/>
    </style:style>
    <style:style style:name="T9" style:family="text">
      <style:text-properties fo:font-style="normal" officeooo:rsid="003ac2d4" style:font-style-asian="normal" style:font-style-complex="normal"/>
    </style:style>
    <style:style style:name="T10" style:family="text">
      <style:text-properties fo:font-style="normal" officeooo:rsid="002a4500" style:font-style-asian="normal" style:font-style-complex="normal"/>
    </style:style>
    <style:style style:name="T11" style:family="text">
      <style:text-properties fo:font-style="normal" officeooo:rsid="0043451c" style:font-style-asian="normal" style:font-style-complex="normal"/>
    </style:style>
    <style:style style:name="T12" style:family="text">
      <style:text-properties fo:font-style="normal" officeooo:rsid="004b658a" style:font-style-asian="normal" style:font-style-complex="normal"/>
    </style:style>
    <style:style style:name="T13" style:family="text">
      <style:text-properties officeooo:rsid="002a25e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e69c7" style:font-weight-asian="bold" style:font-weight-complex="bold"/>
    </style:style>
    <style:style style:name="T16" style:family="text">
      <style:text-properties fo:font-weight="bold" officeooo:rsid="001c3377" style:font-weight-asian="bold" style:font-weight-complex="bold"/>
    </style:style>
    <style:style style:name="T17" style:family="text">
      <style:text-properties officeooo:rsid="002a4500"/>
    </style:style>
    <style:style style:name="T18" style:family="text">
      <style:text-properties officeooo:rsid="00302753"/>
    </style:style>
    <style:style style:name="T19" style:family="text">
      <style:text-properties officeooo:rsid="003a0cae"/>
    </style:style>
    <style:style style:name="T20" style:family="text">
      <style:text-properties officeooo:rsid="003f312e"/>
    </style:style>
    <style:style style:name="T21" style:family="text">
      <style:text-properties officeooo:rsid="00412363"/>
    </style:style>
    <style:style style:name="T22" style:family="text">
      <style:text-properties officeooo:rsid="00428775"/>
    </style:style>
    <style:style style:name="T23" style:family="text">
      <style:text-properties officeooo:rsid="00430c4b"/>
    </style:style>
    <style:style style:name="T24" style:family="text">
      <style:text-properties officeooo:rsid="00490615"/>
    </style:style>
    <style:style style:name="T25" style:family="text">
      <style:text-properties officeooo:rsid="004b658a"/>
    </style:style>
    <style:style style:name="T26" style:family="text">
      <style:text-properties officeooo:rsid="004c2a03"/>
    </style:style>
    <style:style style:name="T27" style:family="text">
      <style:text-properties style:text-underline-style="solid" style:text-underline-width="auto" style:text-underline-color="font-color" officeooo:rsid="003027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BS 2017: Weak case for experimental macroecology, <text:span text:style-name="T20">dynamic ecology on the rise, and the problem of process vs mechanism</text:span></text:p>
      <text:p text:style-name="P5"/>
      <text:p text:style-name="P22">I’ve returned from IBS meeting in Tucson. Here are my thoughts on experimental and dynamic macroecology, the two big issues discussed this year:</text:p>
      <text:p text:style-name="P1"/>
      <text:p text:style-name="P6">Experimental macroecology needs better justification</text:p>
      <text:p text:style-name="P2"/>
      <text:p text:style-name="P2"><text:span text:style-name="T2">One</text:span> entire morning was dedicated to experimental macroecology.<text:span text:style-name="T1"> Presented were results from small-grain manipulative experiments, sometimes replicated over large extents, sometimes not. However, it all felt like a session at a regular ecological (or botanical) meeting: I missed connections to large-scale biogeography and to the currently unresolved issues in macroecology.</text:span></text:p>
      <text:p text:style-name="P2"/>
      <text:p text:style-name="P13">One of the justifications for experimental macroecology was that<text:span text:style-name="T22"> it directly tests </text:span>mechanisms, which can improve macroecological predictions. <text:span text:style-name="T25">However, </text:span>I haven’t seen a plausible demonstration that this really works, and I remain skeptical – I still believe that macroecological patterns emerge as a result of a whole array of idiosyncra<text:span text:style-name="T21">s</text:span>ies, <text:span text:style-name="T22">and</text:span> I find it more useful to study large-scale <text:span text:style-name="T17">(and especially large-grain) </text:span>behavior of ecological systems using state variables and statistical models, rather than <text:span text:style-name="T22">using</text:span> reductionism and experiments.</text:p>
      <text:p text:style-name="P13"/>
      <text:p text:style-name="P21">I am not saying that experimental macroecology is bullshit. I just think that it needs to more directly demonstrate (theoretically and empirically) that it can actually deliver.</text:p>
      <text:p text:style-name="P13"/>
      <text:p text:style-name="P12"><text:span text:style-name="T14">Dynamic macroecology </text:span><text:span text:style-name="T15">takes off, but it </text:span><text:span text:style-name="T14">needs </text:span><text:span text:style-name="T16">better terminology</text:span></text:p>
      <text:p text:style-name="P3"/>
      <text:p text:style-name="P7"><text:span text:style-name="T22">Another major block of talks involved dynamic macroecology. John Harte announced a new dynamic version of maximum entropy theory of ecology, there were talks on both present and deep time extinctions, on invasions, and on local-scale community dynamics. There was a lot of emphasis on </text:span><text:span text:style-name="T8">process</text:span><text:span text:style-name="T7">es</text:span><text:span text:style-name="T8"> </text:span><text:span text:style-name="T7">and mechanisms</text:span><text:span text:style-name="T8">. </text:span></text:p>
      <text:p text:style-name="P8"/>
      <text:p text:style-name="P10"><text:span text:style-name="T17">In his earlier talk </text:span>Brian McGill <text:span text:style-name="T19">tried to clarify the role of </text:span><text:span text:style-name="T3">grain</text:span><text:span text:style-name="T17"> and </text:span><text:span text:style-name="T3">extent</text:span><text:span text:style-name="T17"> in experimental macroecology. This distinction is absolutely crucial for the progress of the field, and we need to get this right in order to understand each other. I suggest that similar service should be done to the terms </text:span><text:span text:style-name="T3">process</text:span><text:span text:style-name="T17"> and </text:span><text:span text:style-name="T3">mechanism</text:span><text:span text:style-name="T10">,</text:span><text:span text:style-name="T17"> which are key for dynamic macroecology. We should learn the exact difference between processes and mechanisms; plus, when thinking along the temporal dimension, we should learn how processes and mechanisms link to concepts such as </text:span><text:span text:style-name="T3">pattern</text:span><text:span text:style-name="T17">, </text:span><text:span text:style-name="T3">event</text:span><text:span text:style-name="T17">, </text:span><text:span text:style-name="T3">causality</text:span><text:span text:style-name="T17">, </text:span><text:span text:style-name="T3">correlation, </text:span><text:span text:style-name="T12">and</text:span><text:span text:style-name="T6"> drivers</text:span><text:span text:style-name="T17">.</text:span></text:p>
      <text:p text:style-name="P9"/>
      <text:p text:style-name="P15">There is always excitement when temporal macroecological data are presented <text:span text:style-name="T20">– such data are rare and </text:span>there is <text:span text:style-name="T20">the</text:span> promise that <text:span text:style-name="T23">they will get us close</text:span> to processes and mechanisms, which ecologists consider more important than patterns or correlations. But are they really?</text:p>
      <text:p text:style-name="P19"/>
      <text:p text:style-name="P17"><text:span text:style-name="T9">To me, </text:span><text:span text:style-name="T11">a</text:span><text:span text:style-name="T5"> p</text:span><text:span text:style-name="T4">rocess</text:span><text:span text:style-name="T18"> is, quite simply, a temporal change of any kind. A process can be deterministic or stochastic, it can involve causal chains but </text:span><text:span text:style-name="T27">it does not have to</text:span><text:span text:style-name="T18">. Moreover, having a process captured at a single location does not necessarily enable to map it in space (similarly, a spatial pattern may indicate little about the temporal process behind). Hence, I don’t see processes as more important or fundamental than, for example, static spatial gradients. They seem kind of similarly important. I also don’t see much of an added value in process-based models over statistical models.</text:span></text:p>
      <text:p text:style-name="P17"/>
      <text:p text:style-name="P17"><text:soft-page-break/><text:span text:style-name="T18">This contrasts with </text:span><text:span text:style-name="T4">mechanisms </text:span><text:span text:style-name="T9">(“machines”)</text:span><text:span text:style-name="T18">, which somehow invoke the notion of causality – in a machine you push a piston, it turns the crankshaft, which turns the wheel, action, reaction. In ecology, a population hits carrying capacity, this reduces individual fecundity and increases mortality, and population growth slows down. Hence, mechanisms seem to have an added value over processes: mechanisms involve causes and forces.</text:span></text:p>
      <text:p text:style-name="P11"/>
      <text:p text:style-name="P16">Yet even mechanisms are potentially treacherous: one person’s mechanism is another person’s correlation, or pattern. For example, a tendency of a species to reproduce and maintain viable populations only in a given temperature may be <text:span text:style-name="T23">perceived as a </text:span>mechanism <text:span text:style-name="T23">by</text:span> macroecologists, but for physiologists it’s a correlation. </text:p>
      <text:p text:style-name="P18"/>
      <text:p text:style-name="P14"><text:span text:style-name="T20">All in all</text:span>, it’s a <text:span text:style-name="T26">bit of a </text:span>mess, <text:span text:style-name="T26">and a clarification is d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4T10:16:50.906872815</meta:creation-date>
    <meta:generator>LibreOffice/5.2.4.2$Linux_X86_64 LibreOffice_project/20m0$Build-2</meta:generator>
    <dc:date>2017-01-17T15:09:41.923352431</dc:date>
    <meta:editing-duration>P1DT19H41M7S</meta:editing-duration>
    <meta:editing-cycles>52</meta:editing-cycles>
    <meta:print-date>2017-01-17T13:34:36.361685637</meta:print-date>
    <meta:document-statistic meta:table-count="0" meta:image-count="0" meta:object-count="0" meta:page-count="2" meta:paragraph-count="14" meta:word-count="619" meta:character-count="4064" meta:non-whitespace-character-count="3454"/>
  </office:meta>
</office:document-meta>
</file>